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6bc" officeooo:paragraph-rsid="001f16bc"/>
    </style:style>
    <style:style style:name="P2" style:family="paragraph" style:parent-style-name="Standard">
      <style:text-properties officeooo:rsid="001f65d2" officeooo:paragraph-rsid="001f65d2"/>
    </style:style>
    <style:style style:name="P3" style:family="paragraph" style:parent-style-name="Standard">
      <style:paragraph-properties fo:margin-left="1.9693in" fo:margin-right="0in" fo:text-indent="0in" style:auto-text-indent="false"/>
      <style:text-properties fo:font-size="14pt" fo:font-weight="bold" officeooo:rsid="001f16bc" officeooo:paragraph-rsid="001f16b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2.4618in" fo:margin-right="0in" fo:text-indent="0in" style:auto-text-indent="false"/>
      <style:text-properties fo:font-size="14pt" fo:font-weight="bold" officeooo:rsid="001f65d2" officeooo:paragraph-rsid="001f65d2" style:font-size-asian="14pt" style:font-weight-asian="bold" style:font-size-complex="14pt" style:font-weight-complex="bold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color="#0066b3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nd the largest array element</text:p>
      <text:p text:style-name="P1"/>
      <text:p text:style-name="P2">The if structure in C program is</text:p>
      <text:p text:style-name="P2"><text:span text:style-name="T4">if</text:span> (logical_comparison){</text:p>
      <text:p text:style-name="P2"><text:tab/>execution statements;</text:p>
      <text:p text:style-name="P2">}</text:p>
      <text:p text:style-name="P2"/>
      <text:p text:style-name="P4">Compute with array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3:57:26.597971594</meta:creation-date>
    <dc:date>2019-02-18T01:25:43.388930957</dc:date>
    <meta:editing-duration>PT27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0" meta:character-count="128" meta:non-whitespace-character-count="113"/>
  </office:meta>
</office:document-meta>
</file>